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Light" svg:font-family="Helvetica Light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 Light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 Light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EST Interface</text:p>
      <text:p text:style-name="P1"/>
      <text:p text:style-name="P1">GET /media/books</text:p>
      <text:p text:style-name="P1">[</text:p>
      <text:p text:style-name="P1"><text:tab/>{</text:p>
      <text:p text:style-name="P1"><text:tab/><text:tab/>titile: "Das Schwert der Wahrheit",</text:p>
      <text:p text:style-name="P1"><text:tab/><text:tab/>pages: 650,</text:p>
      <text:p text:style-name="P1"><text:tab/><text:tab/>imageurl: "…",</text:p>
      <text:p text:style-name="P1"><text:tab/>},</text:p>
      <text:p text:style-name="P1">]</text:p>
      <text:p text:style-name="P1"/>
      <text:p text:style-name="P2">GET /media/dvds</text:p>
      <text:p text:style-name="P2"/>
      <text:p text:style-name="P2">POST /media/books</text:p>
      <text:p text:style-name="P2">[with isbn data]</text:p>
      <text:p text:style-name="P2"/>
      <text:p text:style-name="P2">POST /media/dvds</text:p>
      <text:p text:style-name="P2">[with isbn data]</text:p>
      <text:p text:style-name="P2"/>
      <text:p text:style-name="P2"/>
      <text:p text:style-name="P2"/>
      <text:p text:style-name="P2">GET /media/books/without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